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2.89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1" style:family="paragraph">
      <style:paragraph-properties fo:margin-left="0cm" fo:margin-right="0cm" fo:margin-top="0.246cm" fo:margin-bottom="0cm" fo:text-indent="0cm"/>
    </style:style>
    <style:style style:name="P2" style:family="paragraph">
      <style:paragraph-properties fo:margin-top="0.246cm" fo:margin-bottom="0cm"/>
    </style:style>
    <style:style style:name="P3" style:family="paragraph">
      <style:paragraph-properties fo:margin-top="0cm" fo:margin-bottom="0.4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language="de" fo:country="DE"/>
    </style:style>
    <style:style style:name="T5" style:family="text">
      <style:text-properties style:font-name="Liberation Sans" fo:font-size="32pt" style:letter-kerning="true" style:font-name-asian="Droid Sans Fallback" style:font-size-asian="32pt" style:font-name-complex="Droid Sans Devanagari" style:font-size-complex="32pt"/>
    </style:style>
    <style:style style:name="T6" style:family="text">
      <style:text-properties fo:color="#000000" style:font-name="Courier New1" fo:font-size="20pt" fo:language="en" fo:country="GB" style:font-name-asian="Courier New1" style:font-size-asian="20pt" style:font-name-complex="Courier New1" style:font-size-complex="2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language="de" fo:country="DE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4.028cm" svg:x="1.201cm" svg:y="7.14cm" presentation:class="title" presentation:user-transformed="true">
          <draw:text-box>
            <text:p><text:span text:style-name="T1"><text:s text:c="2"/></text:span><text:span text:style-name="T1">SQL</text:span><text:line-break/><text:span text:style-name="T2"> </text:span><text:line-break/> <text:s text:c="3"/><text:span text:style-name="T3">Grundlegend</text:span></text:p>
          </draw:text-box>
        </draw:frame>
        <draw:frame presentation:style-name="pr2" draw:layer="layout" svg:width="25.199cm" svg:height="2.893cm" svg:x="1.4cm" svg:y="14.2cm" presentation:class="subtitle" presentation:user-transformed="true">
          <draw:text-box>
            <text:p>Aschauer Mathia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blauf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llgemeines</text:p>
              </text:list-item>
              <text:list-item>
                <text:p>Basis-Syntax</text:p>
              </text:list-item>
              <text:list-item>
                <text:p>Joins</text:p>
              </text:list-item>
              <text:list-item>
                <text:p>Ausdrücke</text:p>
              </text:list-item>
              <text:list-item>
                <text:p>Subqueries</text:p>
              </text:list-item>
              <text:list-item>
                <text:p>Constraints</text:p>
              </text:list-item>
              <text:list-item>
                <text:p>View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Histori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text:style-name="P1"><text:span text:style-name="T4">1970 Dr. E.F. Codd entwickelte relationales Modell </text:span></text:p>
              </text:list-item>
              <text:list-item>
                <text:p text:style-name="P1"><text:span text:style-name="T4">SEQUEL wird von IBM entwickelt basierend auf Codd's Modell</text:span></text:p>
              </text:list-item>
              <text:list-item>
                <text:p text:style-name="P1"><text:span text:style-name="T4">SEQUEL wird später zu SQL</text:span></text:p>
              </text:list-item>
              <text:list-item>
                <text:p text:style-name="P1"><text:span text:style-name="T4">1979 Relational SW Inc. </text:span><text:span text:style-name="T4"><text:line-break/></text:span><text:span text:style-name="T4">erste Kommerzielle Implementierung von SQL</text:span></text:p>
              </text:list-item>
              <text:list-item>
                <text:p text:style-name="P1"><text:span text:style-name="T4">Standard für Relationale DB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llgeme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Schnittstelle zur DB</text:span></text:p>
              </text:list-item>
              <text:list-item>
                <text:p text:style-name="P2"><text:span text:style-name="T5">Subsprache</text:span></text:p>
              </text:list-item>
              <text:list-item>
                <text:p text:style-name="P2"><text:span text:style-name="T5">Verwaltung DBMS Objekten</text:span></text:p>
              </text:list-item>
              <text:list-item>
                <text:p text:style-name="P2"><text:span text:style-name="T5">Bearbeiten von Datenbeständen</text:span></text:p>
              </text:list-item>
              <text:list-item>
                <text:p text:style-name="P2"><text:span text:style-name="T5">Berechtigungsverwaltung</text:span></text:p>
              </text:list-item>
              <text:list-item>
                <text:p text:style-name="P2"><text:span text:style-name="T5">Bestandteil von IBM SAA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orteil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nterstützt DB-Benutzer</text:p>
              </text:list-item>
              <text:list-item>
                <text:p>Nicht prozedural / 4. Generation</text:p>
                <text:list>
                  <text:list-item>
                    <text:p>mengen-orientiert</text:p>
                  </text:list-item>
                  <text:list-item>
                    <text:p>deskriptiv</text:p>
                  </text:list-item>
                </text:list>
              </text:list-item>
              <text:list-item>
                <text:p>Für alle Arbeiten an DB</text:p>
              </text:list-item>
              <text:list-item>
                <text:p>Einfache Kommando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list text:style-name="L1">
              <text:list-item>
                <text:p>Schemen</text:p>
              </text:list-item>
            </text:list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tern</text:p>
                <text:list>
                  <text:list-item>
                    <text:p>Speicherung der Daten</text:p>
                  </text:list-item>
                </text:list>
              </text:list-item>
              <text:list-item>
                <text:p>Konzeptionell</text:p>
                <text:list>
                  <text:list-item>
                    <text:p>Aufbau und Struktur der DB</text:p>
                  </text:list-item>
                </text:list>
              </text:list-item>
              <text:list-item>
                <text:p>Extern</text:p>
                <text:list>
                  <text:list-item>
                    <text:p>Zugriff auf Datenbestä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angu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Definition Language</text:p>
                <text:list>
                  <text:list-item>
                    <text:p>Create, Alter, Delete von Tabellen</text:p>
                  </text:list-item>
                </text:list>
              </text:list-item>
              <text:list-item>
                <text:p>Data Manipulation Language</text:p>
                <text:list>
                  <text:list-item>
                    <text:p>Select, Insert, Update von Datensätzen</text:p>
                  </text:list-item>
                </text:list>
              </text:list-item>
              <text:list-item>
                <text:p>Data Control Language</text:p>
                <text:list>
                  <text:list-item>
                    <text:p>Grant, Commit, Lock für Zugriff und Berechtig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abell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r Name</text:p>
                <text:list>
                  <text:list-item>
                    <text:p>Buchstaben (A-Z)</text:p>
                  </text:list-item>
                  <text:list-item>
                    <text:p>Case-insensitve (Groß-Kleinschreibung)</text:p>
                  </text:list-item>
                  <text:list-item>
                    <text:p>Bis zu 30 Zeichen</text:p>
                  </text:list-item>
                  <text:list-item>
                    <text:p>eindeutig</text:p>
                  </text:list-item>
                </text:list>
              </text:list-item>
              <text:list-item>
                <text:p>SQL – Syntax</text:p>
                <text:list>
                  <text:list-header>
                    <text:p><text:span text:style-name="T6">create table person </text:span></text:p>
                    <text:p><text:span text:style-name="T6">(pid number(4,0) not null, name varchar2(35), income number(6,2));</text:span></text:p>
                    <text:p><text:span text:style-name="T6">delete table person;</text:span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abellenspalte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Datentyp</text:span></text:p>
                <text:list>
                  <text:list-item>
                    <text:p><text:span text:style-name="T8">VARCHAR2(Länge) … Zeichenkette</text:span></text:p>
                  </text:list-item>
                  <text:list-item>
                    <text:p><text:span text:style-name="T8">NUMBER(Länge, Komma ) … Zahlen von 1-38 Stellen</text:span></text:p>
                  </text:list-item>
                  <text:list-item>
                    <text:p><text:span text:style-name="T8">DATE … Datumswerte </text:span></text:p>
                  </text:list-item>
                  <text:list-item>
                    <text:p><text:span text:style-name="T8">LONG … Zahlen bis zu 2 Gigabytes</text:span></text:p>
                  </text:list-item>
                  <text:list-item>
                    <text:p><text:span text:style-name="T8">CHAR(Zeichen) … Zeichensatz von 1-2000</text:span></text:p>
                  </text:list-item>
                </text:list>
              </text:list-item>
              <text:list-item>
                <text:p><text:span text:style-name="T7">Maximale Länge</text:span></text:p>
              </text:list-item>
              <text:list-item>
                <text:p><text:span text:style-name="T7">Null-Werte</text:span></text:p>
              </text:list-item>
              <text:list-item>
                <text:p><text:span text:style-name="T7">SQL – Syntax</text:span></text:p>
                <text:list>
                  <text:list-header>
                    <text:p><text:span text:style-name="T6">Insert into Person (1000, 'Beispielname', 2550.50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atumswert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7">to_date(Datum,Format) … Formatiert in Standarddatum</text:span></text:p>
              </text:list-item>
              <text:list-item>
                <text:p><text:span text:style-name="T7">Formate</text:span></text:p>
                <text:list>
                  <text:list-item>
                    <text:p><text:span text:style-name="T8">MM/DD/YY</text:span></text:p>
                  </text:list-item>
                  <text:list-item>
                    <text:p><text:span text:style-name="T8">DD-MON-YY HH:MI</text:span></text:p>
                  </text:list-item>
                </text:list>
              </text:list-item>
              <text:list-item>
                <text:p><text:span text:style-name="T7">Beispiel</text:span></text:p>
                <text:list>
                  <text:list-header>
                    <text:p><text:span text:style-name="T6">to_date('10-Oct-14 10:10', 'DD-MON-YY HH:MI'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atenmanipul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Ändern</text:p>
                <text:list>
                  <text:list-item>
                    <text:p>update Tabelle set Spalte = Neuer Wert<text:line-break/>where Spalte = vorhandener Wert</text:p>
                    <text:p><text:span text:style-name="T6">update person set name = 'BeispielnameB'</text:span><text:span text:style-name="T6"><text:line-break/></text:span><text:span text:style-name="T6">where pid = 1000;</text:span> <text:s/></text:p>
                  </text:list-item>
                </text:list>
              </text:list-item>
              <text:list-item>
                <text:p>Löschen</text:p>
                <text:list>
                  <text:list-item>
                    <text:p>delete from Tabelle where Spalte = alter Wert</text:p>
                    <text:p><text:span text:style-name="T6">delete from person where pid = 1000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uswah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9">Mit dem Select Befehl</text:span></text:p>
              </text:list-item>
              <text:list-item>
                <text:p><text:span text:style-name="T9">Festlegen der Rückgabewerte (auch Funktion)</text:span></text:p>
              </text:list-item>
              <text:list-item>
                <text:p><text:span text:style-name="T9">Mehrere Bedingungen mit where, Verknüpft durch or/and mit () erfolgt Priorisierung</text:span></text:p>
              </text:list-item>
              <text:list-item>
                <text:p><text:span text:style-name="T9">Weiters kann Ausgabe sortiert werden</text:span></text:p>
              </text:list-item>
              <text:list-item>
                <text:p><text:span text:style-name="T9">select SpalteA,SpalteB,* from Tabelle</text:span><text:span text:style-name="T9"><text:line-break/></text:span><text:span text:style-name="T9">where (not) SpalteC erfüllt Bedingung or/and</text:span><text:span text:style-name="T9"><text:line-break/></text:span><text:span text:style-name="T9">weitere Bedingungen</text:span><text:span text:style-name="T9"><text:line-break/></text:span><text:span text:style-name="T9">order by Spalte;</text:span><text:span text:style-name="T9"><text:line-break/></text:span><text:span text:style-name="T9"/></text:p>
                <text:p text:style-name="P3"><text:span text:style-name="T6">Select * from person where income &gt; 1000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Joi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usgabe von Zeilen mehrerer Tabellen</text:p>
              </text:list-item>
              <text:list-item>
                <text:p>Durch gemeinsame Werte in Spalte</text:p>
              </text:list-item>
              <text:list-item>
                <text:p>Join-Attribute gleiche Domäne</text:p>
              </text:list-item>
              <text:list-item>
                <text:p>Arten</text:p>
                <text:list>
                  <text:list-item>
                    <text:p>Equi Join</text:p>
                  </text:list-item>
                  <text:list-item>
                    <text:p>Outer Join</text:p>
                  </text:list-item>
                  <text:list-item>
                    <text:p>Theta Jo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Equi Joi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0">eindeutiges Ergebnis</text:span></text:p>
              </text:list-item>
              <text:list-item>
                <text:p><text:span text:style-name="T10">Join Attribute sind gleich</text:span></text:p>
              </text:list-item>
              <text:list-item>
                <text:p><text:span text:style-name="T10">= Befehl ist wahr oder falsch</text:span><text:line-break/><text:line-break/></text:p>
                <text:p text:style-name="P3"><text:span text:style-name="T6">select name from person</text:span><text:span text:style-name="T6"><text:line-break/></text:span><text:span text:style-name="T6">where person.pid = invitation.pid;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uter Joi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<text:span text:style-name="T10">Als Ergebnis alle Tupel einer Relation</text:span></text:p>
              </text:list-item>
              <text:list-item>
                <text:p><text:span text:style-name="T10">Alle Tupel auch wenn keine Entsprechung</text:span></text:p>
              </text:list-item>
              <text:list-item>
                <text:p><text:span text:style-name="T10">Linker</text:span></text:p>
                <text:list>
                  <text:list-header>
                    <text:p><text:span text:style-name="T6">select income from person</text:span><text:span text:style-name="T6"><text:line-break/></text:span><text:span text:style-name="T6">where (+) person.pid = invitation.pid;</text:span></text:p>
                  </text:list-header>
                </text:list>
              </text:list-item>
              <text:list-item>
                <text:p><text:span text:style-name="T10">Rechter</text:span></text:p>
                <text:list>
                  <text:list-header>
                    <text:p><text:span text:style-name="T6">select present,income from invitation,person</text:span><text:span text:style-name="T6"><text:line-break/></text:span><text:span text:style-name="T6">where person.pid = invitation.pid (+)</text:span><text:span text:style-name="T6"><text:line-break/></text:span><text:span text:style-name="T6">and person.income &gt; 1000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ta Joi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llgemeine Form</text:p>
              </text:list-item>
              <text:list-item>
                <text:p>Verknüpfung 2 Relationen</text:p>
              </text:list-item>
              <text:list-item>
                <text:p>Wertebereiche mit logischen Operatoren vergleichba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usdrück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Oftmals bei Select-Rückgabe</text:p>
              </text:list-item>
              <text:list-item>
                <text:p>Auch bei Where-Klauseln</text:p>
              </text:list-item>
              <text:list-item>
                <text:p>Arithmetische</text:p>
                <text:list>
                  <text:list-item>
                    <text:p>Addition, Subtraktion, Division, Multiplikation</text:p>
                  </text:list-item>
                  <text:list-item>
                    <text:p>+, - , / , *</text:p>
                  </text:list-item>
                  <text:list-item>
                    <text:p>Round(Wert(Berechnung), Stellen) … Runden</text:p>
                  </text:list-item>
                  <text:list-item>
                    <text:p>Trunc(Wert(Berechung), Stellen) … Abschneide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ruppenfunktion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nn mehrere Werte übergeben</text:p>
              </text:list-item>
              <text:list-item>
                <text:p>Meist bei Selectrückgaben vieler Werte</text:p>
              </text:list-item>
              <text:list-item>
                <text:p>Joins, etc...</text:p>
              </text:list-item>
              <text:list-item>
                <text:p>AVG(Spalte(+Spalte)) … Mittelwert</text:p>
              </text:list-item>
              <text:list-item>
                <text:p>SUM(Spalte(+Spalte)) … Summe</text:p>
              </text:list-item>
              <text:list-item>
                <text:p>MAX, MIN</text:p>
              </text:list-item>
              <text:list-item>
                <text:p>COUNT(Spalte) … Zählen von Vorkommen<text:line-break/>Distinct kürzt gleiche Werte</text:p>
              </text:list-item>
              <text:list-item>
                <text:p>Group by … fasst mehr- und einwertige <text:line-break/>Ergebnisse Zusamm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bquer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 Where-Klausel</text:p>
              </text:list-item>
              <text:list-item>
                <text:p>Bei Bedingungen die von Tabellendaten abhängen</text:p>
              </text:list-item>
              <text:list-item>
                <text:p>Bei mehreren Werten</text:p>
                <text:list>
                  <text:list-item>
                    <text:p>Any, All</text:p>
                  </text:list-item>
                </text:list>
              </text:list-item>
              <text:list-item>
                <text:p>Bei mehrern Columns</text:p>
                <text:list>
                  <text:list-item>
                    <text:p>where (SpalteA,B) = (select SpalteA,B from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bqueri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ehrere Subqueries</text:p>
                <text:list>
                  <text:list-item>
                    <text:p>And, Or verknüpfen aussagen</text:p>
                  </text:list-item>
                  <text:list-item>
                    <text:p>where Bed1 = sq1 and Bed2 = sq2</text:p>
                  </text:list-item>
                </text:list>
              </text:list-item>
              <text:list-item>
                <text:p>Subqueries in Subqueries</text:p>
              </text:list-item>
              <text:list-item>
                <text:p>Union … alle Zeilen von beider Queries</text:p>
              </text:list-item>
              <text:list-item>
                <text:p>Intersect … Zeilen die in beiden vorkommen</text:p>
              </text:list-item>
              <text:list-item>
                <text:p>Minus … Zeilen vom vorhergehenden Query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trai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( spalte | Constraint pk_spalte primary key (spalte));</text:p>
              </text:list-item>
              <text:list-item>
                <text:p>Table-Constraint</text:p>
                <text:list>
                  <text:list-item>
                    <text:p>Bedingungen für ganze Tabelle</text:p>
                  </text:list-item>
                </text:list>
              </text:list-item>
              <text:list-item>
                <text:p>Column-Constraint</text:p>
                <text:list>
                  <text:list-item>
                    <text:p>Bedingung für Spalte</text:p>
                  </text:list-item>
                </text:list>
              </text:list-item>
              <text:list-item>
                <text:p>Reihenfolge ist wichtig (primary vor foreing key)</text:p>
              </text:list-item>
              <text:list-item>
                <text:p>Constraints sorgen für Korrektheit</text:p>
              </text:list-item>
              <text:list-item>
                <text:p>Updates dauern läng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nstrain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imary Key (ein oder mehrere Spalten)</text:p>
                <text:list>
                  <text:list-item>
                    <text:p>constraint pk_id primary key (personid)</text:p>
                  </text:list-item>
                </text:list>
              </text:list-item>
              <text:list-item>
                <text:p>Foreign Key</text:p>
                <text:list>
                  <text:list-item>
                    <text:p>constraint fk_abteilung foreign key (abteilungid)</text:p>
                  </text:list-item>
                </text:list>
              </text:list-item>
              <text:list-item>
                <text:p>Not Null</text:p>
                <text:list>
                  <text:list-item>
                    <text:p><text:s/>constraint nn_einkommen not null</text:p>
                  </text:list-item>
                </text:list>
              </text:list-item>
              <text:list-item>
                <text:p>Unique</text:p>
                <text:list>
                  <text:list-item>
                    <text:p>constraint unq_sname unique</text:p>
                  </text:list-item>
                </text:list>
              </text:list-item>
              <text:list-item>
                <text:p>Check</text:p>
                <text:list>
                  <text:list-item>
                    <text:p>constraint ck_abteilung check (abteilung between 5 and 80) d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View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st wie Tabelle organisiert</text:p>
              </text:list-item>
              <text:list-item>
                <text:p>Kein Speicherplatz</text:p>
              </text:list-item>
              <text:list-item>
                <text:p>Sicherheit</text:p>
                <text:list>
                  <text:list-item>
                    <text:p>Regelt Zugriff von Benutzern auf Tabellen</text:p>
                  </text:list-item>
                </text:list>
              </text:list-item>
              <text:list-item>
                <text:p>Vereinfachung</text:p>
                <text:list>
                  <text:list-item>
                    <text:p>Kann komplexe Queries ersetzen</text:p>
                  </text:list-item>
                </text:list>
              </text:list-item>
              <text:list-item>
                <text:p>Wird Tabelle geändert werden Views geändert</text:p>
              </text:list-item>
              <text:list-item>
                <text:p>Jedes Select kann Views erzeug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View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piel</text:p>
                <text:list>
                  <text:list-item>
                    <text:p>create view ViewNam as query;</text:p>
                    <text:p/>
                    <text:p><text:span text:style-name="T6">create view personview as</text:span><text:span text:style-name="T6"><text:line-break/></text:span><text:span text:style-name="T6">select name from person </text:span><text:span text:style-name="T6"><text:line-break/></text:span><text:span text:style-name="T6">where income &gt; 1000;</text:span></text:p>
                  </text:list-item>
                </text:list>
              </text:list-item>
              <text:list-item>
                <text:p><text:span text:style-name="T4">Verwenden</text:span></text:p>
                <text:list>
                  <text:list-item>
                    <text:p><text:span text:style-name="T6">select * from personview;</text:span></text:p>
                  </text:list-item>
                </text:list>
              </text:list-item>
              <text:list-item>
                <text:p text:style-name="P3"><text:span text:style-name="T11">Insert update und delete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Zen Hei1" svg:font-family="'WenQuanYi Zen 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ias Aschauer</meta:initial-creator>
    <meta:creation-date>2014-10-20T16:16:32.298413960</meta:creation-date>
    <dc:date>2014-10-21T11:37:22.619477923</dc:date>
    <dc:creator>Mathias Aschauer</dc:creator>
    <meta:editing-duration>PT2H32M</meta:editing-duration>
    <meta:editing-cycles>13</meta:editing-cycles>
    <meta:generator>LibreOffice/4.1.6.2$Linux_X86_64 LibreOffice_project/410m0$Build-2</meta:generator>
    <meta:document-statistic meta:object-count="129"/>
  </office:meta>
</office:document-meta>
</file>